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 EmbeddedFont', 'Arial MSFontService', sans-serif"/>
    <style:font-face style:name="Arial1" svg:font-family="Arial, 'Arial MSFontService', sans-serif"/>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Standard">
      <style:paragraph-properties style:line-height-at-least="0.82cm"/>
    </style:style>
    <style:style style:name="P2" style:family="paragraph" style:parent-style-name="Standard">
      <style:paragraph-properties style:line-height-at-least="0.529cm"/>
    </style:style>
    <style:style style:name="P3" style:family="paragraph" style:parent-style-name="Standard">
      <style:paragraph-properties style:line-height-at-least="0.529cm" fo:text-align="center" style:justify-single-word="false"/>
    </style:style>
    <style:style style:name="P4" style:family="paragraph" style:parent-style-name="Standard">
      <style:paragraph-properties style:line-height-at-least="0.82cm"/>
      <style:text-properties loext:padding="0cm" loext:border="none"/>
    </style:style>
    <style:style style:name="P5" style:family="paragraph" style:parent-style-name="Standard">
      <style:paragraph-properties style:line-height-at-least="0.529cm"/>
      <style:text-properties loext:padding="0cm" loext:border="none"/>
    </style:style>
    <style:style style:name="P6" style:family="paragraph" style:parent-style-name="Standard">
      <style:text-properties loext:padding="0cm" loext:border="none"/>
    </style:style>
    <style:style style:name="P7" style:family="paragraph" style:parent-style-name="Standard">
      <style:paragraph-properties style:line-height-at-least="0.529cm"/>
      <style:text-properties style:font-name="Arial" fo:font-size="12pt" fo:language="fr" fo:country="FR" style:font-size-asian="12pt" style:font-size-complex="12pt"/>
    </style:style>
    <style:style style:name="P8" style:family="paragraph" style:parent-style-name="Standard">
      <style:paragraph-properties style:line-height-at-least="0.529cm"/>
      <style:text-properties style:font-name="Arial" fo:font-size="12pt" fo:language="fr" fo:country="FR" style:font-size-asian="12pt" style:font-size-complex="12pt" loext:padding="0cm" loext:border="none"/>
    </style:style>
    <style:style style:name="P9" style:family="paragraph" style:parent-style-name="Standard">
      <style:paragraph-properties fo:text-align="center" style:justify-single-word="false"/>
      <style:text-properties fo:font-size="18pt" style:text-underline-style="solid" style:text-underline-width="auto" style:text-underline-color="font-color"/>
    </style:style>
    <style:style style:name="P10" style:family="paragraph" style:parent-style-name="Standard">
      <style:paragraph-properties fo:text-align="center" style:justify-single-word="false"/>
      <style:text-properties fo:font-size="18pt" style:text-underline-style="solid" style:text-underline-width="auto" style:text-underline-color="font-color" loext:padding="0cm" loext:border="none"/>
    </style:style>
    <style:style style:name="P11" style:family="paragraph" style:parent-style-name="Standard">
      <style:text-properties fo:font-size="13.5pt" style:text-underline-style="solid" style:text-underline-width="auto" style:text-underline-color="font-color" fo:font-weight="bold"/>
    </style:style>
    <style:style style:name="P12" style:family="paragraph" style:parent-style-name="Standard">
      <style:paragraph-properties style:line-height-at-least="0.476cm"/>
      <style:text-properties fo:font-size="13.5pt" style:text-underline-style="solid" style:text-underline-width="auto" style:text-underline-color="font-color" fo:font-weight="bold" loext:padding="0cm" loext:border="none"/>
    </style:style>
    <style:style style:name="P13" style:family="paragraph" style:parent-style-name="Standard">
      <style:text-properties fo:font-size="13.5pt" style:text-underline-style="solid" style:text-underline-width="auto" style:text-underline-color="font-color" fo:font-weight="bold" loext:padding="0cm" loext:border="none"/>
    </style:style>
    <style:style style:name="P14" style:family="paragraph" style:parent-style-name="Standard">
      <style:paragraph-properties style:line-height-at-least="0.476cm"/>
      <style:text-properties fo:font-size="13.5pt"/>
    </style:style>
    <style:style style:name="P15" style:family="paragraph" style:parent-style-name="Standard">
      <style:paragraph-properties style:line-height-at-least="0.476cm"/>
    </style:style>
    <style:style style:name="P16" style:family="paragraph" style:parent-style-name="Standard">
      <style:paragraph-properties style:line-height-at-least="0.476cm"/>
      <style:text-properties officeooo:paragraph-rsid="0014dd25"/>
    </style:style>
    <style:style style:name="P17" style:family="paragraph" style:parent-style-name="Standard">
      <style:paragraph-properties fo:text-align="center" style:justify-single-word="false"/>
      <style:text-properties style:font-name="Arial2" fo:font-size="18pt" style:text-underline-style="solid" style:text-underline-width="auto" style:text-underline-color="font-color"/>
    </style:style>
    <style:style style:name="P18" style:family="paragraph" style:parent-style-name="Standard">
      <style:paragraph-properties fo:text-align="center" style:justify-single-word="false"/>
      <style:text-properties style:font-name="Arial2" fo:font-size="18pt" style:text-underline-style="solid" style:text-underline-width="auto" style:text-underline-color="font-color" loext:padding="0cm" loext:border="none"/>
    </style:style>
    <style:style style:name="P19" style:family="paragraph" style:parent-style-name="Standard">
      <style:text-properties style:font-name="Arial2" fo:font-size="13.5pt" style:text-underline-style="solid" style:text-underline-width="auto" style:text-underline-color="font-color" fo:font-weight="bold"/>
    </style:style>
    <style:style style:name="P20" style:family="paragraph" style:parent-style-name="Standard">
      <style:text-properties style:font-name="Arial2" fo:font-size="13.5pt" style:text-underline-style="solid" style:text-underline-width="auto" style:text-underline-color="font-color" fo:font-weight="bold" loext:padding="0cm" loext:border="none"/>
    </style:style>
    <style:style style:name="P21" style:family="paragraph" style:parent-style-name="Standard">
      <style:paragraph-properties style:line-height-at-least="0.476cm" fo:text-align="center" style:justify-single-word="false"/>
      <style:text-properties style:font-name="Arial2" fo:font-size="13.5pt" style:text-underline-style="solid" style:text-underline-width="auto" style:text-underline-color="font-color"/>
    </style:style>
    <style:style style:name="P22" style:family="paragraph" style:parent-style-name="Standard">
      <style:paragraph-properties style:line-height-at-least="0.476cm"/>
      <style:text-properties style:font-name="Arial2" fo:font-size="13.5pt" fo:font-weight="bold"/>
    </style:style>
    <style:style style:name="P23" style:family="paragraph" style:parent-style-name="Standard">
      <style:paragraph-properties style:line-height-at-least="0.529cm" fo:text-align="center" style:justify-single-word="false"/>
      <style:text-properties style:font-name="Arial2" fo:font-size="15pt" style:text-underline-style="solid" style:text-underline-width="auto" style:text-underline-color="font-color"/>
    </style:style>
    <style:style style:name="P24" style:family="paragraph" style:parent-style-name="Standard">
      <style:paragraph-properties style:line-height-at-least="0.476cm"/>
      <style:text-properties style:font-name="Arial2" fo:font-size="12pt" style:font-size-asian="12pt" style:font-size-complex="12pt"/>
    </style:style>
    <style:style style:name="P25" style:family="paragraph" style:parent-style-name="Standard">
      <style:paragraph-properties fo:margin-top="0cm" fo:margin-bottom="0.499cm" style:contextual-spacing="false" style:line-height-at-least="0.476cm"/>
      <style:text-properties style:font-name="Arial2" fo:font-size="12pt" style:font-size-asian="12pt" style:font-size-complex="12pt"/>
    </style:style>
    <style:style style:name="P26" style:family="paragraph" style:parent-style-name="Standard">
      <style:paragraph-properties style:line-height-at-least="0.476cm"/>
      <style:text-properties style:font-name="Arial2" fo:font-size="12pt" style:font-size-asian="12pt" style:font-size-complex="12pt" loext:padding="0cm" loext:border="none"/>
    </style:style>
    <style:style style:name="P27" style:family="paragraph" style:parent-style-name="Standard">
      <style:text-properties style:use-window-font-color="true" loext:opacity="0%" style:text-underline-style="none"/>
    </style:style>
    <style:style style:name="P28" style:family="paragraph" style:parent-style-name="Standard">
      <style:paragraph-properties style:line-height-at-least="0.476cm"/>
      <style:text-properties fo:font-weight="normal" style:font-weight-asian="normal" style:font-weight-complex="normal"/>
    </style:style>
    <style:style style:name="P29" style:family="paragraph" style:parent-style-name="Standard">
      <style:paragraph-properties style:line-height-at-least="0.529cm"/>
      <style:text-properties fo:font-size="12pt" style:font-size-asian="12pt" style:font-size-complex="12pt"/>
    </style:style>
    <style:style style:name="P30" style:family="paragraph" style:parent-style-name="Standard">
      <style:paragraph-properties style:line-height-at-least="0.529cm"/>
      <style:text-properties fo:font-size="12pt" officeooo:paragraph-rsid="00134363" style:font-size-asian="12pt" style:font-size-complex="12pt"/>
    </style:style>
    <style:style style:name="P31" style:family="paragraph" style:parent-style-name="Standard">
      <style:paragraph-properties style:line-height-at-least="0.529cm"/>
      <style:text-properties fo:font-size="12pt" officeooo:paragraph-rsid="0014dd25" style:font-size-asian="12pt" style:font-size-complex="12pt"/>
    </style:style>
    <style:style style:name="P32" style:family="paragraph" style:parent-style-name="Standard">
      <style:paragraph-properties fo:margin-top="0cm" fo:margin-bottom="0.499cm" style:contextual-spacing="false" style:line-height-at-least="0.529cm"/>
      <style:text-properties fo:font-size="12pt" style:font-size-asian="12pt" style:font-size-complex="12pt"/>
    </style:style>
    <style:style style:name="P33" style:family="paragraph" style:parent-style-name="Standard">
      <style:paragraph-properties style:line-height-at-least="0.476cm"/>
      <style:text-properties fo:font-size="12pt" style:font-size-asian="12pt" style:font-size-complex="12pt"/>
    </style:style>
    <style:style style:name="P34" style:family="paragraph" style:parent-style-name="Standard">
      <style:text-properties fo:font-size="12pt" style:font-size-asian="12pt" style:font-size-complex="12pt"/>
    </style:style>
    <style:style style:name="P35" style:family="paragraph" style:parent-style-name="Standard">
      <style:paragraph-properties style:line-height-at-least="0.529cm"/>
      <style:text-properties fo:font-size="12pt" style:font-size-asian="12pt" style:font-size-complex="12pt" loext:padding="0cm" loext:border="none"/>
    </style:style>
    <style:style style:name="P36" style:family="paragraph" style:parent-style-name="Standard">
      <style:paragraph-properties style:line-height-at-least="0.476cm"/>
      <style:text-properties fo:font-size="12pt" style:font-size-asian="12pt" style:font-size-complex="12pt" loext:padding="0cm" loext:border="none"/>
    </style:style>
    <style:style style:name="P37" style:family="paragraph" style:parent-style-name="Standard">
      <style:paragraph-properties style:line-height-at-least="0.476cm"/>
      <style:text-properties fo:font-size="12pt" fo:font-weight="normal" style:font-size-asian="12pt" style:font-weight-asian="normal" style:font-size-complex="12pt" style:font-weight-complex="normal"/>
    </style:style>
    <style:style style:name="P38" style:family="paragraph" style:parent-style-name="Text_20_body">
      <style:paragraph-properties fo:margin-top="0cm" fo:margin-bottom="0cm" style:contextual-spacing="false"/>
    </style:style>
    <style:style style:name="P39" style:family="paragraph" style:parent-style-name="Text_20_body">
      <style:paragraph-properties fo:margin-top="0cm" fo:margin-bottom="0cm" style:contextual-spacing="false" style:line-height-at-least="0.529cm"/>
      <style:text-properties fo:font-size="15pt"/>
    </style:style>
    <style:style style:name="P40" style:family="paragraph" style:parent-style-name="Text_20_body" style:list-style-name="L4">
      <style:paragraph-properties fo:margin-top="0cm" fo:margin-bottom="0cm" style:contextual-spacing="false" style:line-height-at-least="0.476cm"/>
    </style:style>
    <style:style style:name="P41" style:family="paragraph" style:parent-style-name="Text_20_body" style:list-style-name="L4">
      <style:paragraph-properties style:line-height-at-least="0.476cm"/>
    </style:style>
    <style:style style:name="P42" style:family="paragraph" style:parent-style-name="Text_20_body">
      <style:paragraph-properties fo:margin-top="0cm" fo:margin-bottom="0cm" style:contextual-spacing="false" style:line-height-at-least="0.476cm"/>
      <style:text-properties style:font-name="Arial2" fo:font-size="12pt" style:font-size-asian="12pt" style:font-size-complex="12pt"/>
    </style:style>
    <style:style style:name="P43" style:family="paragraph" style:parent-style-name="Text_20_body" style:list-style-name="L5">
      <style:paragraph-properties style:line-height-at-least="0.476cm"/>
      <style:text-properties style:font-name="Arial2" fo:font-size="12pt" style:font-size-asian="12pt" style:font-size-complex="12pt"/>
    </style:style>
    <style:style style:name="P44" style:family="paragraph" style:parent-style-name="Text_20_body" style:list-style-name="L1">
      <style:paragraph-properties style:line-height-at-least="0.529cm"/>
      <style:text-properties fo:font-size="12pt" style:font-size-asian="12pt" style:font-size-complex="12pt"/>
    </style:style>
    <style:style style:name="P45" style:family="paragraph" style:parent-style-name="Text_20_body" style:list-style-name="L2">
      <style:paragraph-properties style:line-height-at-least="0.529cm"/>
      <style:text-properties fo:font-size="12pt" style:font-size-asian="12pt" style:font-size-complex="12pt"/>
    </style:style>
    <style:style style:name="P46" style:family="paragraph" style:parent-style-name="Text_20_body">
      <style:paragraph-properties fo:margin-top="0cm" fo:margin-bottom="0cm" style:contextual-spacing="false" style:line-height-at-least="0.529cm"/>
      <style:text-properties fo:font-size="12pt" style:font-size-asian="12pt" style:font-size-complex="12pt"/>
    </style:style>
    <style:style style:name="P47" style:family="paragraph" style:parent-style-name="Text_20_body" style:list-style-name="L3">
      <style:paragraph-properties fo:margin-top="0cm" fo:margin-bottom="0cm" style:contextual-spacing="false" style:line-height-at-least="0.529cm"/>
      <style:text-properties fo:font-size="12pt" style:font-size-asian="12pt" style:font-size-complex="12pt"/>
    </style:style>
    <style:style style:name="P48" style:family="paragraph" style:parent-style-name="Text_20_body" style:list-style-name="L3">
      <style:paragraph-properties style:line-height-at-least="0.529cm"/>
      <style:text-properties fo:font-size="12pt" style:font-size-asian="12pt" style:font-size-complex="12pt"/>
    </style:style>
    <style:style style:name="P49" style:family="paragraph" style:parent-style-name="Text_20_body" style:list-style-name="L5">
      <style:paragraph-properties fo:margin-top="0cm" fo:margin-bottom="0cm" style:contextual-spacing="false" style:line-height-at-least="0.476cm"/>
      <style:text-properties fo:font-size="12pt" style:font-size-asian="12pt" style:font-size-complex="12pt"/>
    </style:style>
    <style:style style:name="T1" style:family="text">
      <style:text-properties style:font-name="Arial" fo:font-size="18pt" fo:language="fr" fo:country="FR" style:text-underline-style="solid" style:text-underline-width="auto" style:text-underline-color="font-color"/>
    </style:style>
    <style:style style:name="T2" style:family="text">
      <style:text-properties style:font-name="Arial" fo:font-size="15pt" fo:language="fr" fo:country="FR"/>
    </style:style>
    <style:style style:name="T3" style:family="text">
      <style:text-properties style:font-name="Arial" fo:font-size="15pt" fo:language="fr" fo:country="FR" style:text-underline-style="solid" style:text-underline-width="auto" style:text-underline-color="font-color" fo:font-weight="bold"/>
    </style:style>
    <style:style style:name="T4" style:family="text">
      <style:text-properties style:font-name="Arial" fo:font-size="15pt" fo:language="fr" fo:country="FR" fo:font-weight="bold"/>
    </style:style>
    <style:style style:name="T5" style:family="text">
      <style:text-properties style:font-name="Arial" fo:font-size="15pt" fo:language="fr" fo:country="FR" fo:font-weight="bold" style:font-weight-asian="bold" style:font-weight-complex="bold"/>
    </style:style>
    <style:style style:name="T6" style:family="text">
      <style:text-properties style:font-name="Arial" fo:language="fr" fo:country="FR"/>
    </style:style>
    <style:style style:name="T7" style:family="text">
      <style:text-properties style:font-name="Arial" fo:language="fr" fo:country="FR" fo:font-weight="bold"/>
    </style:style>
    <style:style style:name="T8" style:family="text">
      <style:text-properties style:font-name="Arial" fo:language="fr" fo:country="FR" fo:font-weight="bold" style:font-weight-asian="bold" style:font-weight-complex="bold"/>
    </style:style>
    <style:style style:name="T9" style:family="text">
      <style:text-properties style:font-name="Arial" fo:font-size="12pt" fo:language="fr" fo:country="FR" style:font-size-asian="12pt" style:font-size-complex="12pt"/>
    </style:style>
    <style:style style:name="T10" style:family="text">
      <style:text-properties fo:font-size="15pt"/>
    </style:style>
    <style:style style:name="T11" style:family="text">
      <style:text-properties fo:font-size="15pt" style:text-underline-style="solid" style:text-underline-width="auto" style:text-underline-color="font-color" fo:font-weight="bold"/>
    </style:style>
    <style:style style:name="T12" style:family="text">
      <style:text-properties fo:font-size="15pt" fo:background-color="transparent" loext:char-shading-value="0"/>
    </style:style>
    <style:style style:name="T13" style:family="text">
      <style:text-properties fo:font-size="15pt" fo:font-weight="bold"/>
    </style:style>
    <style:style style:name="T14" style:family="text">
      <style:text-properties fo:font-weight="bold"/>
    </style:style>
    <style:style style:name="T15" style:family="text">
      <style:text-properties fo:color="#ff0000" loext:opacity="100%"/>
    </style:style>
    <style:style style:name="T16" style:family="text">
      <style:text-properties fo:color="#ff0000" loext:opacity="100%" style:font-name="Arial" fo:font-size="15pt" fo:language="fr" fo:country="FR" style:text-underline-style="solid" style:text-underline-width="auto" style:text-underline-color="font-color" fo:font-weight="bold"/>
    </style:style>
    <style:style style:name="T17" style:family="text">
      <style:text-properties fo:color="#ff0000" loext:opacity="100%" style:font-name="Arial" fo:language="fr" fo:country="FR" style:text-underline-style="solid" style:text-underline-width="auto" style:text-underline-color="font-color" fo:font-weight="bold"/>
    </style:style>
    <style:style style:name="T18" style:family="text">
      <style:text-properties fo:color="#ff0000" loext:opacity="100%" fo:font-size="19.5pt" style:text-underline-style="solid" style:text-underline-width="auto" style:text-underline-color="font-color" fo:font-weight="bold"/>
    </style:style>
    <style:style style:name="T19" style:family="text">
      <style:text-properties fo:color="#ff0000" loext:opacity="100%" fo:font-size="13.5pt" style:text-underline-style="solid" style:text-underline-width="auto" style:text-underline-color="font-color" fo:font-weight="bold"/>
    </style:style>
    <style:style style:name="T20" style:family="text">
      <style:text-properties fo:color="#ff0000" loext:opacity="100%" fo:font-size="13.5pt" style:text-underline-style="none" fo:font-weight="bold"/>
    </style:style>
    <style:style style:name="T21" style:family="text">
      <style:text-properties fo:color="#ff0000" loext:opacity="100%" fo:font-size="17.5pt" style:text-underline-style="solid" style:text-underline-width="auto" style:text-underline-color="font-color" fo:font-weight="bold"/>
    </style:style>
    <style:style style:name="T22" style:family="text">
      <style:text-properties fo:color="#ff0000" loext:opacity="100%" fo:font-size="15.5pt" style:text-underline-style="solid" style:text-underline-width="auto" style:text-underline-color="font-color" fo:font-weight="bold"/>
    </style:style>
    <style:style style:name="T23" style:family="text">
      <style:text-properties fo:color="#ff0000" loext:opacity="100%" fo:font-size="11.5pt" style:text-underline-style="solid" style:text-underline-width="auto" style:text-underline-color="font-color" fo:font-weight="bold"/>
    </style:style>
    <style:style style:name="T24" style:family="text">
      <style:text-properties fo:color="#ff0000" loext:opacity="100%" fo:font-size="9.5pt" style:text-underline-style="solid" style:text-underline-width="auto" style:text-underline-color="font-color" fo:font-weight="bold"/>
    </style:style>
    <style:style style:name="T25" style:family="text">
      <style:text-properties fo:background-color="transparent" loext:char-shading-value="0"/>
    </style:style>
    <style:style style:name="T26" style:family="text">
      <style:text-properties fo:font-size="13.5pt"/>
    </style:style>
    <style:style style:name="T27" style:family="text">
      <style:text-properties fo:font-size="13.5pt" style:text-underline-style="solid" style:text-underline-width="auto" style:text-underline-color="font-color" fo:font-weight="bold"/>
    </style:style>
    <style:style style:name="T28" style:family="text">
      <style:text-properties fo:font-size="13.5pt" fo:font-weight="bold"/>
    </style:style>
    <style:style style:name="T29" style:family="text">
      <style:text-properties fo:font-size="13.5pt" officeooo:rsid="0014dd25"/>
    </style:style>
    <style:style style:name="T30" style:family="text">
      <style:text-properties fo:font-variant="normal" fo:text-transform="none"/>
    </style:style>
    <style:style style:name="T31" style:family="text">
      <style:text-properties fo:font-variant="normal" fo:text-transform="none" fo:font-size="13.5pt"/>
    </style:style>
    <style:style style:name="T32" style:family="text">
      <style:text-properties fo:font-variant="normal" fo:text-transform="none" style:font-name="Arial2" fo:font-style="normal" fo:font-weight="normal"/>
    </style:style>
    <style:style style:name="T33" style:family="text">
      <style:text-properties fo:font-variant="normal" fo:text-transform="none" style:font-name="Arial2" fo:font-size="13.5pt" fo:font-style="normal" fo:font-weight="normal"/>
    </style:style>
    <style:style style:name="T34" style:family="text">
      <style:text-properties fo:font-variant="normal" fo:text-transform="none" style:font-name="Arial2" fo:font-size="12pt" fo:font-style="normal" fo:font-weight="normal" style:font-size-asian="12pt" style:font-size-complex="12pt"/>
    </style:style>
    <style:style style:name="T35" style:family="text">
      <style:text-properties fo:font-variant="normal" fo:text-transform="none" fo:font-size="12pt" style:font-size-asian="12pt" style:font-size-complex="12pt"/>
    </style:style>
    <style:style style:name="T36" style:family="text">
      <style:text-properties style:font-name="Arial2"/>
    </style:style>
    <style:style style:name="T37" style:family="text">
      <style:text-properties style:font-name="Arial2" fo:font-size="13.5pt"/>
    </style:style>
    <style:style style:name="T38" style:family="text">
      <style:text-properties style:font-name="Arial2" fo:font-size="13.5pt" fo:font-weight="bold"/>
    </style:style>
    <style:style style:name="T39" style:family="text">
      <style:text-properties style:font-name="Arial2" fo:font-weight="bold"/>
    </style:style>
    <style:style style:name="T40" style:family="text">
      <style:text-properties style:font-name="Arial2" fo:font-size="12pt" style:font-size-asian="12pt" style:font-size-complex="12pt"/>
    </style:style>
    <style:style style:name="T41" style:family="text">
      <style:text-properties fo:color="#000000" loext:opacity="100%" style:font-name="Arial2" fo:font-size="13.5pt" style:text-underline-style="none"/>
    </style:style>
    <style:style style:name="T42" style:family="text">
      <style:text-properties fo:color="#000000" loext:opacity="100%" style:font-name="Arial2" fo:font-size="13.5pt" style:text-underline-style="none" fo:font-weight="bold"/>
    </style:style>
    <style:style style:name="T43" style:family="text">
      <style:text-properties fo:color="#000000" loext:opacity="100%" style:font-name="Arial2" fo:font-size="13.5pt" style:text-underline-style="none" fo:font-weight="bold" style:font-weight-asian="bold" style:font-weight-complex="bold"/>
    </style:style>
    <style:style style:name="T44" style:family="text">
      <style:text-properties fo:color="#000000" loext:opacity="100%" style:font-name="Arial2" style:text-underline-style="none" fo:font-weight="bold" style:font-weight-asian="bold" style:font-weight-complex="bold"/>
    </style:style>
    <style:style style:name="T45" style:family="text">
      <style:text-properties fo:color="#c9211e" loext:opacity="100%" fo:font-size="13.5pt" style:text-underline-style="none" fo:font-weight="bold"/>
    </style:style>
    <style:style style:name="T46" style:family="text">
      <style:text-properties style:use-window-font-color="true" loext:opacity="0%" fo:font-size="13.5pt" style:text-underline-style="none"/>
    </style:style>
    <style:style style:name="T47" style:family="text">
      <style:text-properties style:use-window-font-color="true" loext:opacity="0%" fo:font-size="13.5pt" style:text-underline-style="none" fo:font-weight="bold"/>
    </style:style>
    <style:style style:name="T48" style:family="text">
      <style:text-properties style:use-window-font-color="true" loext:opacity="0%" style:font-name="Arial2" fo:font-size="13.5pt" style:text-underline-style="none"/>
    </style:style>
    <style:style style:name="T49" style:family="text">
      <style:text-properties style:use-window-font-color="true" loext:opacity="0%" style:font-name="Arial2" fo:font-size="13.5pt" style:text-underline-style="none" fo:font-weight="bold"/>
    </style:style>
    <style:style style:name="T50" style:family="text">
      <style:text-properties style:use-window-font-color="true" loext:opacity="0%" style:font-name="Arial2" fo:font-size="13.5pt" style:text-underline-style="none" fo:font-weight="bold" style:font-weight-asian="normal" style:font-weight-complex="normal"/>
    </style:style>
    <style:style style:name="T51" style:family="text">
      <style:text-properties style:use-window-font-color="true" loext:opacity="0%" style:font-name="Arial2" fo:font-size="13.5pt" style:text-underline-style="none" fo:font-weight="normal" style:font-weight-asian="normal" style:font-weight-complex="normal"/>
    </style:style>
    <style:style style:name="T52" style:family="text">
      <style:text-properties style:use-window-font-color="true" loext:opacity="0%" style:font-name="Arial2" style:text-underline-style="none"/>
    </style:style>
    <style:style style:name="T53" style:family="text">
      <style:text-properties style:use-window-font-color="true" loext:opacity="0%" style:font-name="Arial2" style:text-underline-style="none" fo:font-weight="normal" style:font-weight-asian="normal" style:font-weight-complex="normal"/>
    </style:style>
    <style:style style:name="T54" style:family="text">
      <style:text-properties style:use-window-font-color="true" loext:opacity="0%" style:font-name="Arial2" style:text-underline-style="none" fo:font-weight="bold"/>
    </style:style>
    <style:style style:name="T55" style:family="text">
      <style:text-properties style:use-window-font-color="true" loext:opacity="0%" style:text-underline-style="none"/>
    </style:style>
    <style:style style:name="T56" style:family="text">
      <style:text-properties style:use-window-font-color="true" loext:opacity="0%" style:text-underline-style="none" fo:font-weight="bold"/>
    </style:style>
    <style:style style:name="T57" style:family="text">
      <style:text-properties officeooo:rsid="0014dd25"/>
    </style:style>
    <style:style style:name="T58" style:family="text">
      <style:text-properties fo:font-size="12pt" style:font-size-asian="12pt" style:font-size-complex="12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5MUS1 : les organes du mouvement  </text:span> </text:p>
      <text:p text:style-name="P2"/>
      <text:p text:style-name="P29"><text:span text:style-name="T6">Un muscle est composé de deux parties : le ventre du muscle et les tendons. Les muscles sont attachés par les tendons aux os de part et d’autre d’une articulation.</text:span> </text:p>
      <text:p text:style-name="P29"><text:span text:style-name="T6"/></text:p>
      <text:p text:style-name="Standard"/>
      <text:p text:style-name="P1"><text:span text:style-name="T1">5MUS2 : l’origine du mouvement</text:span> </text:p>
      <text:p text:style-name="P2"/>
      <text:p text:style-name="P29"><text:span text:style-name="T6">Les muscles sont faits de deux parties : les tendons, qui relient le ventre du muscle aux os de l’articulation, et le ventre du muscle, qui en se contractant,</text:span> <text:span text:style-name="T6">va faire pivoter les os vers lui autour de l’axe de l’articulation.</text:span> </text:p>
      <text:p text:style-name="P29"><text:span text:style-name="T6">Il y a un muscle extenseur qui permet d’éloigner les os (mouvement d’extension) et un muscle</text:span> <text:span text:style-name="T6">fléchisseur</text:span> <text:span text:style-name="T6">qui permet de rapprocher les os (mouvement de flexion). Leur mouvement antagoniste permet de bouger le membre contenant l’articulation.</text:span></text:p>
      <text:p text:style-name="P34"/>
      <text:p text:style-name="P4"><text:span text:style-name="T1">4MUS1 : les besoins en énergie du muscle.</text:span> </text:p>
      <text:p text:style-name="P5"/>
      <text:p text:style-name="P35"><text:span text:style-name="T6">Les muscles utilisent le glucose et le dioxygène pour fabriquer de l’énergie.</text:span> <text:span text:style-name="T6">Une partie de cette énergie est dissipée en chaleur, l’autre est utilisée pour contracter les cellules du muscle. Cette production d’énergie s’accompagne de la création de déchets toxiques (dioxyde de carbone et déchets) que les cellules évacuent dans le sang.</text:span> <text:span text:style-name="T6">En cas d’efforts physiques, la respiration des cellules des muscles sollicités augmente.</text:span> <text:span text:style-name="T6">Toutes les cellules d’un organe (même au repos) respirent et ont donc besoin de dioxygène et de nutriments.</text:span> </text:p>
      <text:p text:style-name="P5"/>
      <text:p text:style-name="P1"><text:span text:style-name="T1">5GE1 : Phénotype</text:span> </text:p>
      <text:p text:style-name="P2"/>
      <text:p text:style-name="P29"><text:span text:style-name="T6">Chaque individu de l’espèce humaine possède les caractères physiques (visibles ou non) propres à son espèce : un squelette (car c’est un vertébré), une peau poilue (car c’est un mammifère), une absence de queue,… Chaque individu possède une variation pour chaque caractère physique : peau plus ou moins claire, peau plus ou moins poilue, couleur des yeux, typage sanguin, …</text:span> </text:p>
      <text:p text:style-name="P2"><text:span text:style-name="T9">L’ensemble de ses variations de caractères est appelé phénotype. Chaque individu possède un phénotype qui lui est propre. Ce phénotype peut varier avec les conditions de vie : peau plus foncée avec le soleil,</text:span><text:span text:style-name="T2"> …</text:span> </text:p>
      <text:p text:style-name="P29"><text:span text:style-name="T6">Même si certains individus possèdent les mêmes variations pour un caractère héréditaire, nous avons tous un phénotype différent</text:span> <text:span text:style-name="T6">pour les autres caractères</text:span> <text:span text:style-name="T6">:</text:span><text:span text:style-name="T15"> </text:span><text:span text:style-name="T17">la notion de race humaine n’a aucune base scientifique et est totalement fausse.</text:span> </text:p>
      <text:p text:style-name="Standard"/>
      <text:p text:style-name="P1"><text:span text:style-name="T1">5GE2 : La localisation des informations héréditaires</text:span> </text:p>
      <text:p text:style-name="P2"/>
      <text:p text:style-name="P7">Le noyau de la cellule-œuf contient toutes les informations héréditaires pour construire les caractères héréditaires. Comme toutes les cellules d’un corps sont la copie de la cellule-œuf, chaque noyau d’une cellule du corps a les informations pour construire un autre corps parfaitement identique : c'est le principe du clonage.</text:p>
      <text:p text:style-name="Standard"/>
      <text:p text:style-name="P1"><text:soft-page-break/><text:span text:style-name="T1">5GE3 : L’ADN</text:span> </text:p>
      <text:p text:style-name="P2"/>
      <text:p text:style-name="P29"><text:span text:style-name="T6">Le noyau des cellules contient de l’ADN. L’ADN est une longue molécule qui est responsable de la construction des caractères héréditaires et de leurs variations : le phénotype.</text:span> </text:p>
      <text:p text:style-name="Standard"/>
      <text:p text:style-name="P2"> </text:p>
      <text:p text:style-name="P1"><text:span text:style-name="T1">5Ge4 : les chromosomes</text:span> </text:p>
      <text:p text:style-name="P2"/>
      <text:p text:style-name="P32"><text:span text:style-name="T6">L’acide désoxyribonucléique existe sous deux formes :</text:span> </text:p>
      <text:list xml:id="list532664318" text:style-name="L1">
        <text:list-item>
          <text:p text:style-name="P44"> <text:span text:style-name="T6">La molécule est dépliée, l’ADN est décondensé. On trouve cette forme dans les noyaux. Quand il est décondensé, l’ADN n’est pas visible au microscope optique.</text:span></text:p>
        </text:list-item>
      </text:list>
      <text:list xml:id="list535613041" text:style-name="L2">
        <text:list-item>
          <text:p text:style-name="P45"> <text:span text:style-name="T6">La molécule est repliée sur elle-même de nombreuses fois, l’ADN est condensé. Il forme une structure visible au microscope optique : le chromosome.</text:span></text:p>
        </text:list-item>
      </text:list>
      <text:p text:style-name="P46"> <text:span text:style-name="T6">Le chromosome peut être simple ou double.</text:span> </text:p>
      <text:p text:style-name="P46"><text:span text:style-name="T6">S’il est simple, le chromosome ne contient qu’une chromatide. S’il est double, le chromosome contient deux chromatides identiques reliées par un centromère. </text:span> </text:p>
      <text:p text:style-name="Standard"/>
      <text:p text:style-name="P4"> <text:span text:style-name="T1">4GEN1 : la localisation de l’information héréditaire</text:span> </text:p>
      <text:p text:style-name="P5"/>
      <text:p text:style-name="P35"><text:span text:style-name="T6">Les chromosomes et l’ADN dont ils sont faits sont responsables du phénotype d’un individu. Ils portent les informations héréditaires.</text:span> </text:p>
      <text:p text:style-name="P35"><text:span text:style-name="T6">La paire de chromosomes sexuels détermine le sexe d’un individu (femme si la paire est X et X, homme si la paire est X et Y)</text:span> </text:p>
      <text:p text:style-name="P35"><text:span text:style-name="T6">L’espèce humaine possède 46 chromosomes répartis en 23 paires. Une anomalie dans le nombre de chromosomes ou dans le nombre de paires entraîne une modification du phénotype pouvant conduire à la mort ou à des handicaps (syndrome de Dawn, …)</text:span> </text:p>
      <text:p text:style-name="P35"><text:span text:style-name="T6">Les informations héréditaires responsables du phénotype sont donc localisées sur les molécules d'ADN qui forment les chromosomes.</text:span> </text:p>
      <text:p text:style-name="P34"/>
      <text:p text:style-name="Standard"/>
      <text:p text:style-name="P10">4GEN2 : l’organisation de l’information héréditaire</text:p>
      <text:p text:style-name="P5"/>
      <text:p text:style-name="P35">La formation des organes génitaux dépend d’une petite région du chromosome Y. Sans cette région, appelée gène SRY, la personne bien que XY aura un phénotype de femme. Un gène contrôle donc un caractère héréditaire (ici le phénotype sexuel).</text:p>
      <text:p text:style-name="P35">Tous les chromosomes possèdent des régions, qui vont contrôler un seul caractère héréditaire. L’information héréditaire contenue dans un gène s’appelle une information génétique. L’ensemble des informations s’appelle le programme génétique.<text:line-break/>Les chromosomes d’une même paire possèdent les mêmes gènes aux mêmes endroits.</text:p>
      <text:p text:style-name="P35">Les chromatides d’un chromosome double ont les mêmes gènes aux mêmes endroits</text:p>
      <text:p text:style-name="P35">Les chromatides de chromosomes de différentes paires ne portent pas les mêmes gènes.</text:p>
      <text:p text:style-name="Standard"/>
      <text:p text:style-name="P1"><text:span text:style-name="T1">4GEN3 : la variabilité génétique</text:span> </text:p>
      <text:p text:style-name="P2"><text:soft-page-break/></text:p>
      <text:p text:style-name="P29"><text:span text:style-name="T6">Les allèles, informations génétiques sont écrites dans les gènes. Nous avons un gène par caractère héréditaire. Nos chromosomes allant par paire, nous avons donc deux exemplaires de gène dans les noyaux de nos cellules. Il existe des milliers (en moyenne) d’allèles possibles pour un gène. </text:span> </text:p>
      <text:p text:style-name="P32">​<text:span text:style-name="T25">Chaque variation de caractère se construit à partir de ces deux allèles :</text:span></text:p>
      <text:list xml:id="list2359104288" text:style-name="L3">
        <text:list-item>
          <text:p text:style-name="P47">Ces deux allèles peuvent être identiques (2 allèles 0 sur les deux gènes du groupe sanguin ABO sur la paire de chromosomes N°9 donnant un groupe sanguin O). </text:p>
        </text:list-item>
        <text:list-item>
          <text:p text:style-name="P48">Ces deux allèles peuvent être différents (1 allèle A sur un des deux gènes et 1 allèle B sur l’autre gène de la paire de chromosomes N°9 donnant le groupe sanguin AB)</text:p>
        </text:list-item>
      </text:list>
      <text:p text:style-name="P39"><text:span text:style-name="T58">C’est donc l’addition des allèles contenus dans les gènes qui créent des individus aux phénotypes différents.</text:span> </text:p>
      <text:p text:style-name="Standard"/>
      <text:p text:style-name="P4"><text:span text:style-name="T1">4GEN4 : la mitose</text:span> </text:p>
      <text:p text:style-name="P6"/>
      <text:p text:style-name="P35"><text:span text:style-name="T6">La cellule est capable de se multiplier en donnant deux cellules</text:span> <text:span text:style-name="T6">génétiquement</text:span> <text:span text:style-name="T6">identiques.</text:span> <text:span text:style-name="T6">C’est la multiplication cellulaire.</text:span> </text:p>
      <text:p text:style-name="P35"><text:span text:style-name="T6">Elle est préparée par une</text:span> <text:span text:style-name="T6">copie des molécules</text:span> <text:span text:style-name="T6">d’ADN afin de transformer les chromosomes simples en chromosomes doubles. </text:span> </text:p>
      <text:p text:style-name="P35"><text:span text:style-name="T6">A la fin de la multiplication cellulaire, les chromosomes sont doubles puis</text:span> <text:span text:style-name="T6">les chromatides des chromosomes doubles se détachent donnant des chromosomes simples et la cellule se divise en deux : c’est la mitose (division cellulaire).</text:span> </text:p>
      <text:p text:style-name="P35"><text:span text:style-name="T6">La multiplication cellulaire</text:span> <text:span text:style-name="T6">démarre par la formation des chromosomes doubles puis se finit par la mitose (division cellulaire)</text:span> <text:span text:style-name="T6">(séparation des chromatides et division de la cellule).</text:span></text:p>
      <text:p text:style-name="Standard"/>
      <text:p text:style-name="P4"><text:span text:style-name="T1">4GEN5 : Reproduction asexuée et clonage</text:span> </text:p>
      <text:p text:style-name="P6"/>
      <text:p text:style-name="P35"><text:span text:style-name="T6">La reproduction asexuée utilise la multiplication cellulaire pour donner un nouvel individu. Une cellule ou un groupe de cellules va être isolé de l’organisme puis les cellules vont se multiplier pour donner un nouvel organisme. La mitose est une phase de la multiplication cellulaire qui donne deux cellules génétiquement identiques donc tout organisme issu d’une reproduction asexuée (naturelle ou artificielle : clonage) est la copie conforme de l’organisme de départ.</text:span> </text:p>
      <text:p text:style-name="P35"><text:span text:style-name="T6">L’utilisation de la reproduction asexuée permet d’obtenir des végétaux avec le même phénotype et donc les mêmes qualités agricoles, l’utilisation du clonage permet la même chose chez les animaux. Ces techniques maintiennent dans le temps des variations de caractères utiles à l’être humain : rendement, qualité gustative, qualité sportive.</text:span> </text:p>
      <text:p text:style-name="P8">Un des dangers est l’appauvrissement de la diversité génétique de ces populations qui sont toutes identiques à l’original. Si l’organisme original est sensible à une maladie, toute la population issue de cet organisme le sera.</text:p>
      <text:p text:style-name="Standard"/>
      <text:p text:style-name="P9">5PROH1 : la puberté</text:p>
      <text:p text:style-name="P11"/>
      <text:p text:style-name="P33">A la puberté, le cerveau envoie des hormones cérébrales (messages) dans le sang vers les organes génitaux. Ces hormones vont faire se développer en taille et activer ces organes génitaux (testicule, ovaire). Les organes génitaux en activité vont fabriquer eux aussi des hormones qui circuleront dans <text:soft-page-break/>tout le corps par le sang. Ces hormones testiculaires (testostérones) et ovariennes (œstrogènes et progestérones) vont alors transformer le corps (caractères sexuels secondaires) : c’est la puberté. </text:p>
      <text:p text:style-name="Standard"/>
      <text:p text:style-name="P9">5REPH2 : les cellules reproductrices humaines</text:p>
      <text:p text:style-name="P15"/>
      <text:p text:style-name="P33">Les spermatozoïdes sont plus petits que les ovules. Les spermatozoïdes peuvent se déplacer grâce à leur flagelle, les ovules sont immobiles.</text:p>
      <text:p text:style-name="P14"/>
      <text:p text:style-name="P10">5PROH3 : les organes génitaux masculins</text:p>
      <text:p text:style-name="P13"/>
      <text:p text:style-name="P36">L’appareil masculin fonctionne de façon continue de la puberté jusqu’à la mort.</text:p>
      <text:p text:style-name="P36">Il est fait de 5 parties :</text:p>
      <text:p text:style-name="P36">1.<text:span text:style-name="T30">    </text:span><text:span text:style-name="T14">Un pénis</text:span> </text:p>
      <text:p text:style-name="P36">2.<text:span text:style-name="T30">    </text:span><text:span text:style-name="T14">Un urètre</text:span> </text:p>
      <text:p text:style-name="P36">3.<text:span text:style-name="T30">    </text:span><text:span text:style-name="T14">Une prostate</text:span> </text:p>
      <text:p text:style-name="P36">4.<text:span text:style-name="T30">    </text:span><text:span text:style-name="T14">Deux canaux déférents</text:span> </text:p>
      <text:p text:style-name="P36">5.<text:span text:style-name="T30">    </text:span><text:span text:style-name="T14">Deux testicules</text:span></text:p>
      <text:p text:style-name="Standard"/>
      <text:p text:style-name="P10">5PROH4 : la fabrication des spermatozoïdes</text:p>
      <text:p text:style-name="P13"/>
      <text:p text:style-name="P36">Les spermatozoïdes sont fabriqués dans les testicules. Ils sont petits et mobiles. Ils possèdent une tête contenant un noyau, une pièce intermédiaire, un flagelle. Ils sont libérés, par l’urètre du pénis de l’homme, dans le sperme lors de l’éjaculation.</text:p>
      <text:p text:style-name="Standard"/>
      <text:p text:style-name="P10">5PROH5 : les organes génitaux féminins</text:p>
      <text:p text:style-name="P13"/>
      <text:p text:style-name="P36">L’appareil féminin fonctionne de façon cyclique (28 jours ENVIRON) de la puberté jusqu’à son arrêt à la ménopause. Le cycle féminin commence et finit par les règles.</text:p>
      <text:p text:style-name="P36">Il est fait de trois parties :</text:p>
      <text:p text:style-name="P36">1.<text:span text:style-name="T30">    </text:span><text:span text:style-name="T14">Un vagin</text:span> </text:p>
      <text:p text:style-name="P36">2.<text:span text:style-name="T30">    </text:span><text:span text:style-name="T14">Un utérus et ses deux trompes</text:span></text:p>
      <text:p text:style-name="P36">3.<text:span text:style-name="T30">    </text:span><text:span text:style-name="T14">Deux ovaires</text:span></text:p>
      <text:p text:style-name="Standard"/>
      <text:p text:style-name="Standard"/>
      <text:p text:style-name="P10">5PROH6 : la fabrication des ovules</text:p>
      <text:p text:style-name="P12"/>
      <text:p text:style-name="P36">L'appareil reproducteur de la femme fonctionne selon un cycle de 28 jours qui débute par les règles.</text:p>
      <text:p text:style-name="P36">Les ovules sont fabriqués par les ovaires. Ils sont gros et immobiles. Ils contiennent un noyau, un gros cytoplasme et une membrane. Au quatorzième jour du cycle, l’ovule est libéré par l’ovaire : c’est l’ovulation. L’ovule se dirige ensuite vers l’utérus. Sans fécondation, l’ovule disparaît au bout de 48h.</text:p>
      <text:p text:style-name="P36">L’ovulation a lieu de la puberté à la ménopause.</text:p>
      <text:p text:style-name="Standard"/>
      <text:p text:style-name="P17">5REPH6  : l’origine les règles</text:p>
      <text:p text:style-name="P19"/>
      <text:p text:style-name="P24">L’utérus est l’organe à l’origine des règles. A chaque cycle, la couche superficielle de la paroi de l’utérus s’épaissit et s’enrichit en vaisseaux sanguins. S’il n’y a pas de fécondation, cette couche superficielle est éliminée : c’est l’origine des règles. Les règles s’écoulent par le vagin, dont le rôle est de recevoir le pénis lors du rapport sexuel.</text:p>
      <text:p text:style-name="Standard"><text:soft-page-break/></text:p>
      <text:p text:style-name="P18">4PRH1 : le contrôle de la muqueuse de l’utérus</text:p>
      <text:p text:style-name="P20"/>
      <text:p text:style-name="P26">L’ovaire commande l’utérus. Les hormones ovariennes (fabriquées par l’ovaire) (œstrogènes et progestérone) déterminent l’état de la couche superficielle de l’utérus. La diminution des concentrations sanguines de ces hormones déclenche les règles.</text:p>
      <text:p text:style-name="P26">En perturbant la communication entre l’ovaire et l’utérus, la pilule contraceptive, qui contient des hormones ovariennes, empêche la fécondation en bloquant l’ovulation et en empêchant la croissance de la couche superficielle de l’utérus (endomètre) et donc la nidation.</text:p>
      <text:p text:style-name="Standard"/>
      <text:p text:style-name="P21">4PRH2 : de la fécondation à l’enfant</text:p>
      <text:p text:style-name="P22"/>
      <text:p text:style-name="P25">La formation d’un enfant se fait en 6 étapes :</text:p>
      <text:list xml:id="list130088934" text:style-name="L4">
        <text:list-item>
          <text:p text:style-name="P40"><text:span text:style-name="T35"> </text:span><text:a xlink:type="simple" xlink:href="https://ent.iledefrance.fr/4PRH2%20:%20de%20la%20fécondation%20à%20l’enfant%20%20%20Introduction%20Il%20faut%209%20mois%20entre%20le%20rapport%20sexuel%20fécondant%20et%20la%20naissance%20d’un%20enfant.%20%20La%20question%20est%20:%20%20Quelles%20sont%20les%20principales%20étapes%20de%20la%20formation%20d’un%20enfant%20?%20Objectif%20de%20connaissance%20:%20Connaître%20dans%20le%20temps%20et%20l’espace%20les%20différentes%20étapes%20de%20la%20formation%20d’un%20bébé.%20Objectif%20de%20méthode%20:%20extraire%20des%20informations%20%20%20%20Activité.%20A%20l’aide%20des%20documents%20vidéos,%20réalisez%20un%20tableau%20indiquant%20les%20étapes,%20leur%20chronologie%20et%20%20leur%20localisation.%20Document%20attendu%20:%20%20Un%20tableau%20respectant%20les%20règles%20d’un%20tableau.%20%20%20Compétences%20:%20CompétencesItemRéussi%20(10%20à%200)%20Se%20situer%20dans%20l’espace%20et%20dans%20le%20temps%20Domaines%205,%204Appréhender%20différentes%20échelles%20de%20temps%20géologique%20et%20biologique.%20%20Appréhender%20différentes%20échelles%20spatiales%20d’un%20même%20phénomène/fonction.%20%20Pratiquer%20des%20langages%20Domaines%201,%204%20Lire%20et%20exploiter%20des%20données%20présentées%20sous%20différentes%20formes.%20%20%20Représenter%20des%20données%20sous%20différentes%20formes,%20passer%20d’une%20représentation%20à%20une%20autre%20et%20choisir%20la%20forme%20la%20mieux%20adaptée.%20%20%20%20Bilan%20:%20La%20formation%20d’un%20enfant%20se%20fait%20en%206%20étapes%20:%201.Le%20dépôt%20de%20spermatozoïdes%20au%20fond%20du%20vagin%20lors%20du%20rapport%20sexuel%202.La%20fécondation%20de%20l’ovule%20par%20un%20spermatozoïde%20dans%20les%20trompes%20de%20l’utérus%20suivi%20de%20la%20multiplication%20cellulaire%20de%20la%20cellule%20œuf.%203.La%20nidation%20(implantation%20de%20l’embryon%20dans%20l’utérus)%207%20jours%20plus%20tard.%20(ce%20qui%20provoque%20l’arrêt%20des%20règles,%20premier%20signe%20d’une%20grossesse)%20%204.La%20formation%20des%20organes%20de%20l’embryon%20les%202%20premiers%20mois%20dans%20l'utérus.%20%205.La%20croissance%20du%20fœtus%20les%207%20derniers%20mois%20dans%20l'utérus.%206.La%20naissance%20de%20l’enfant%20permise%20par%20les%20contractions%20utérines%20lors%20de%20l’accouchement%20%20Définitions%20:%20La%20fécondation%20est%20la%20fusion%20des%20noyaux%20du%20spermatozoïde%20et%20de%20l'ovule%20donnant%20la%20cellule%20œuf.%20L'embryon%20est%20l'ensemble%20des%20cellules%20issues%20de%20la%20multiplication%20cellulaire%20de%20la%20cellule%20œuf,%20il%20grandit%20les%20deux%20premiers%20mois,%20d’abord%20dans%20les%20trompes%20(sept%20premiers%20jours)%20puis%20dans%20l’utérus.%20La%20nidation%20est%20l'implantation%20de%20l'embryon%20dans%20l'utérus.%20Le%20fœtus%20est%20formé%20le%20deuxième%20mois%20de%20la%20grossesse%20et%20grandit%20jusqu’à%20l’accouchement." office:target-frame-name="_blank" xlink:show="new" text:style-name="Internet_20_link" text:visited-style-name="Visited_20_Internet_20_Link"><text:span text:style-name="T34">Le dépôt de spermatozoïdes au fond du vagin lors du rapport sexuel</text:span></text:a></text:p>
        </text:list-item>
        <text:list-item>
          <text:p text:style-name="P40"><text:a xlink:type="simple" xlink:href="https://www.pearltrees.com/private/id33140473/item304891216?paccess=17a8a595389.122c4550.e1834e447806c26cb5b1ca784b143d3a" office:target-frame-name="_blank" xlink:show="new" text:style-name="Internet_20_link" text:visited-style-name="Visited_20_Internet_20_Link"><text:span text:style-name="T40">La fécondation de l’ovule par un spermatozoïde</text:span></text:a><text:span text:style-name="T40"> dans les trompes de l’utérus suivi de la multiplication cellulaire de la cellule œuf</text:span></text:p>
        </text:list-item>
        <text:list-item>
          <text:p text:style-name="P40"><text:a xlink:type="simple" xlink:href="https://www.pearltrees.com/private/id33140473/item304900180?paccess=17a8a5a8296.122c6854.e46e0c4631dd6b3a4ddf9c3205c58053" office:target-frame-name="_blank" xlink:show="new" text:style-name="Internet_20_link" text:visited-style-name="Visited_20_Internet_20_Link"><text:span text:style-name="T40">La nidation </text:span></text:a><text:span text:style-name="T40">(implantation de l’embryon dans l’utérus) 7 jours plus tard. (ce qui provoque l’arrêt des règles, premier signe d’une grossesse)</text:span></text:p>
        </text:list-item>
        <text:list-item>
          <text:p text:style-name="P40"><text:a xlink:type="simple" xlink:href="https://www.pearltrees.com/private/id33140473/item313068893?paccess=17a8a5d7da0.12a90d5d.7b797f355c137cb9f2798156324fb03b" office:target-frame-name="_blank" xlink:show="new" text:style-name="Internet_20_link" text:visited-style-name="Visited_20_Internet_20_Link"><text:span text:style-name="T40">La formation des organes de l’embryon les 2 premiers mois</text:span></text:a><text:span text:style-name="T40"> dans l'utérus et de ses </text:span><text:a xlink:type="simple" xlink:href="https://www.pearltrees.com/private/id33140473/item304902750?paccess=17a8a5e5689.122c725e.3a8d267e65e15c7b61924261d00dfc37" office:target-frame-name="_blank" xlink:show="new" text:style-name="Internet_20_link" text:visited-style-name="Visited_20_Internet_20_Link"><text:span text:style-name="T40">annexes</text:span></text:a><text:span text:style-name="T40">. </text:span></text:p>
        </text:list-item>
        <text:list-item>
          <text:p text:style-name="P40"><text:a xlink:type="simple" xlink:href="https://www.pearltrees.com/private/id33140473/item304902407?paccess=17a8a5ed8d0.122c7107.b2aa36ad2ac05e3950f91cdf546a2250" office:target-frame-name="_blank" xlink:show="new" text:style-name="Internet_20_link" text:visited-style-name="Visited_20_Internet_20_Link"><text:span text:style-name="T40">La croissance du fœtus les 7 derniers mois dans l'utérus.</text:span></text:a></text:p>
        </text:list-item>
        <text:list-item>
          <text:p text:style-name="P41"><text:a xlink:type="simple" xlink:href="https://www.pearltrees.com/private/id33140473/item304905629?paccess=17a8a5f64fa.122c7d9d.cd29dd8aa040e48922d4754651520dc6" office:target-frame-name="_blank" xlink:show="new" text:style-name="Internet_20_link" text:visited-style-name="Visited_20_Internet_20_Link"><text:span text:style-name="T40">La naissance de l’enfant permise par les contractions utérines lors de l’accouchement</text:span></text:a><text:span text:style-name="T40"> </text:span></text:p>
        </text:list-item>
      </text:list>
      <text:p text:style-name="P38">​</text:p>
      <text:p text:style-name="P23">4PRH 3 : le rôle du placenta </text:p>
      <text:p text:style-name="P19"/>
      <text:p text:style-name="P25">Le fœtus doit faire des échanges avec le sang de la mère pour assurer ses besoins :</text:p>
      <text:list xml:id="list206920284" text:style-name="L5">
        <text:list-item>
          <text:p text:style-name="P49"><text:span text:style-name="T36">Consommation de dioxygène et de nutriments</text:span> </text:p>
        </text:list-item>
        <text:list-item>
          <text:p text:style-name="P43">Rejet de dioxyde de carbone et de déchets</text:p>
        </text:list-item>
      </text:list>
      <text:p text:style-name="P42">Pour éviter que les sangs ne se mélangent, la mère et le fœtus doivent construire un placenta pour réaliser ces échanges.</text:p>
      <text:p text:style-name="Standard"/>
      <text:p text:style-name="P3"><text:span text:style-name="T3">Définitions</text:span> </text:p>
      <text:p text:style-name="P29"><text:span text:style-name="T7">Un muscle</text:span> <text:span text:style-name="T6">est un organe capable de contraction et qui est composé de tendons blancs et d’un ventre de couleur rouge.</text:span> </text:p>
      <text:p text:style-name="P29"><text:span text:style-name="T7">Un tendon</text:span> <text:span text:style-name="T6">est la partie blanche du muscle qui relie le ventre à un os.</text:span> </text:p>
      <text:p text:style-name="P29"><text:span text:style-name="T7">Une articulation</text:span> <text:span text:style-name="T6">est une zone de déplacement entre deux os.</text:span></text:p>
      <text:p text:style-name="P29"><text:span text:style-name="T8">La respiration</text:span><text:span text:style-name="T6"> cellulaire est la consommation de glucose et de dioxygène par les cellules pour fabriquer leur énergie.</text:span> <text:span text:style-name="T6">Elle s’accompagne du rejet de dioxyde de carbone et de déchets.</text:span></text:p>
      <text:p text:style-name="P29"><text:span text:style-name="T7">Un caractère héréditaire</text:span><text:span text:style-name="T6"> est un caractère physique (visible ou non) qui se transmet de génération en génération. </text:span></text:p>
      <text:p text:style-name="P29"><text:span text:style-name="T7">Un phénotype</text:span> <text:span text:style-name="T6">est l’ensemble des variations des caractères héréditaires d’un individu (couleur de cheveux, aspect des cheveux, groupe sanguin, …)</text:span></text:p>
      <text:p text:style-name="P29"><text:soft-page-break/><text:span text:style-name="T8">L’ADN</text:span><text:span text:style-name="T6"> est l’acide désoxyribonucléique, c’est une longue molécule responsable de la construction du phénotype d’un individu.</text:span></text:p>
      <text:p text:style-name="P29"><text:span text:style-name="T7">Un chromosome</text:span><text:span text:style-name="T6"> est une structure faite d’ADN condensé (replié de nombreuses fois sur lui-même). Il peut être simple à une chromatide ou double à deux chromatides. </text:span></text:p>
      <text:p text:style-name="P30"><text:span text:style-name="T7">Un caryotype</text:span><text:span text:style-name="T6"> est une photographie de l’ensemble des chromosomes d’un individu rangés par paires et par ordre de taille. Le caryotype de l’espèce humaine est fait de 46 chromosomes répartis en 23 paires dont une paire dite sexuelle.</text:span></text:p>
      <text:p text:style-name="P30"><text:span text:style-name="T7">Un gène</text:span><text:span text:style-name="T6"> est une région de chromosome contrôlant un caractère héréditaire.<text:line-break/></text:span><text:span text:style-name="T7">Une information génétique</text:span><text:span text:style-name="T6"> est une information héréditaire contenue dans un gène. </text:span></text:p>
      <text:p text:style-name="P29"><text:span text:style-name="T14">Le génotype</text:span> est l’ensemble des informations génétiques d’un individu.</text:p>
      <text:p text:style-name="P29"><text:span text:style-name="T7">Un allèle</text:span> <text:span text:style-name="T6">est l’information génétique, écrite dans un gène, qui contrôle la variation de caractère contrôlé par ce gène.</text:span> </text:p>
      <text:p text:style-name="P29"><text:span text:style-name="T7">Une information génétique</text:span> <text:span text:style-name="T6">est une information héréditaire écrite dans un gène.</text:span> </text:p>
      <text:p text:style-name="P29"><text:span text:style-name="T7">La multiplication cellulaire</text:span> <text:span text:style-name="T6">donne deux cellules parfaitement identiques génétiquement. Elle débute par la</text:span> <text:span text:style-name="T6">transformation des chromosomes simples en doubles et se finit par la mitose.</text:span>   </text:p>
      <text:p text:style-name="P29"><text:span text:style-name="T7">La mitose</text:span> <text:span text:style-name="T6">est une phase de la multiplication cellulaire. Elle consiste en la séparation des chromatides des chromosomes doubles pour former des chromosomes simples et à la division de la cellule en deux cellules contenant les mêmes chromosomes simples.</text:span> </text:p>
      <text:p text:style-name="P31"><text:span text:style-name="T14">Une hormone</text:span> est un message chimique émis par un organe, circulant dans le sang vers un organe cible. <text:span text:style-name="T57">E</text:span><text:span text:style-name="T53">st une molécule fabriquée par un organe, circulant dans le sang et agissant sur un organe cible.</text:span></text:p>
      <text:p text:style-name="P33"><text:span text:style-name="T14">La puberté</text:span> est la période où le cerveau commande aux organes génitaux de fonctionner ce qui rend le corps fécond.</text:p>
      <text:p text:style-name="P33">L<text:span text:style-name="T14">es caractères sexuels secondaires </text:span>sont les modifications du corps rendant visible le fonctionnement des organes génitaux. Ces modifications (pilosité, apparition des seins, musculature) sont commandées par les hormones fabriquées par les organes génitaux en fonctionnement.</text:p>
      <text:p text:style-name="P29"><text:span text:style-name="T14">Les spermatozoïdes</text:span> sont petits et mobiles. Ils possèdent une tête contenant un noyau, une pièce intermédiaire, un flagelle. Les spermatozoïdes sont les cellules reproductrices de l’homme.Il est fait de trois parties : une tête contenant un noyau, une pièce intermédiaire et un flagelle. </text:p>
      <text:p text:style-name="P33"><text:span text:style-name="T14">Les ovules</text:span> sont très gros et immobiles. Ils possèdent un noyau, un cytoplasme et une membrane. Les ovules sont les cellules reproductrices de la femme.Il est libéré par l’un des ovaires lors de l’ovulation.</text:p>
      <text:p text:style-name="P29"><text:span text:style-name="T14">L’érection </text:span>est l’arrivée de sang dans le pénis assurant la rigidité de celui-ci. Cette rigidité permet l’entrée du pénis dans le vagin.</text:p>
      <text:p text:style-name="P33"><text:span text:style-name="T14">L’éjaculation</text:span> est la libération du sperme par le pénis à la fin du rapport sexuel.</text:p>
      <text:p text:style-name="P33"><text:span text:style-name="T14">Le sperme</text:span> est un liquide qui contient les spermatozoïdes.</text:p>
      <text:p text:style-name="P33"><text:span text:style-name="T14">Le testicule </text:span>est l’organe fabricant les spermatozoïdes. Il les fabrique de la puberté jusqu’à la mort.</text:p>
      <text:p text:style-name="P33"><text:span text:style-name="T14">La ménopause </text:span>est l’arrêt du fonctionnement des organes génitaux féminins autour de 50 ans environ.</text:p>
      <text:p text:style-name="P34"><text:span text:style-name="T14">L’ovulation</text:span> est la libération d’un ovule par un des ovaires, elle a lieu normalement autour du 14ième  jour du cycle ENVIRON. <text:span text:style-name="T56">Chez l’adolescente, l’ovulation peut avoir lieu à n’importe quel jour du cycle</text:span></text:p>
      <text:p text:style-name="P37"><text:span text:style-name="T44">Les règles ou menstruations</text:span><text:span text:style-name="T55"> </text:span><text:span text:style-name="T52">sont l’élimination de la couche interne de l’utérus. Cela permet le renouvellement de la muqueuse utérine à chaque cycle.</text:span></text:p>
      <text:p text:style-name="P37"><text:span text:style-name="T54">Une hormone</text:span><text:span text:style-name="T52"> est une molécule fabriquée par un organe, circulant dans le sang et agissant sur un organe cible.</text:span></text:p>
      <text:p text:style-name="P33"><text:span text:style-name="T39">La progestérone et les œstrogènes</text:span> <text:span text:style-name="T36">sont des hormones ovariennes qui contrôlent l’état de la muqueuse utérine. </text:span></text:p>
      <text:p text:style-name="P33"><text:soft-page-break/><text:span text:style-name="T39">La fécondation</text:span><text:span text:style-name="T36"> est la fusion des noyaux du spermatozoïde et de l'ovule donnant la cellule œuf.</text:span></text:p>
      <text:p text:style-name="P33"><text:span text:style-name="T39">L'embryon</text:span> <text:span text:style-name="T36">est l'ensemble des cellules issues de la multiplication cellulaire de la cellule œuf, il grandit les deux premiers mois, d’abord dans les trompes (sept premiers jours) puis dans l’utérus.</text:span></text:p>
      <text:p text:style-name="P33"><text:span text:style-name="T39">La nidation</text:span> <text:span text:style-name="T36">est l'implantation de l'embryon dans l'utérus.</text:span></text:p>
      <text:p text:style-name="P33"><text:span text:style-name="T39">Le fœtus</text:span> <text:span text:style-name="T36">est formé le deuxième mois de la grossesse et grandit jusqu’à l’accouchement.</text:span></text:p>
      <text:p text:style-name="P33"><text:span text:style-name="T39">Le placenta</text:span><text:span text:style-name="T36"> est un organe fabriqué par la mère et l'embryon, assurant les échanges de gaz, de nutriments et de déchets entre les 2 sangs</text:span></text:p>
      <text:p text:style-name="P33"><text:span text:style-name="T39">Le cordon ombilical</text:span> <text:span text:style-name="T36">est un ensemble de vaisseaux sanguins qui relient le placenta à l’embryon puis au fœtus.</text:span></text:p>
      <text:p text:style-name="P33"><text:span text:style-name="T39">L’amnios</text:span> <text:span text:style-name="T36">est une poche contenant le liquide amniotique qui protège le bébé des chocs.</text:span></text:p>
      <text:p text:style-name="P28"><text:span text:style-name="T48"/></text:p>
      <text:p text:style-name="Standard"><text:span text:style-name="T47"/></text:p>
      <text:p text:style-name="P27"/>
      <text:p text:style-name="P16"><text:span text:style-name="T19"/></text:p>
      <text:p text:style-name="P15"><text:span text:style-name="T18"/></text:p>
      <text:p text:style-name="P15"/>
      <text:p text:style-name="P2"/>
      <text:p text:style-name="P2"/>
      <text:p text:style-name="P2"><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 EmbeddedFont', 'Arial MSFontService', sans-serif"/>
    <style:font-face style:name="Arial1" svg:font-family="Arial, 'Arial MSFontService', sans-serif"/>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76cm"/>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6T19:59:57.641588087</meta:creation-date>
    <dc:date>2022-09-06T21:27:09.229036078</dc:date>
    <meta:editing-duration>PT6M39S</meta:editing-duration>
    <meta:editing-cycles>2</meta:editing-cycles>
    <meta:generator>LibreOffice/7.3.5.2$Linux_X86_64 LibreOffice_project/30$Build-2</meta:generator>
    <meta:print-date>2022-09-06T21:26:20.356373902</meta:print-date>
    <meta:document-statistic meta:table-count="0" meta:image-count="0" meta:object-count="0" meta:page-count="7" meta:paragraph-count="127" meta:word-count="2561" meta:character-count="16254" meta:non-whitespace-character-count="13734"/>
  </office:meta>
</office:document-meta>
</file>